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234c" officeooo:paragraph-rsid="0011234c"/>
    </style:style>
    <style:style style:name="P2" style:family="paragraph" style:parent-style-name="Standard">
      <style:paragraph-properties fo:break-before="page"/>
      <style:text-properties officeooo:rsid="0011234c" officeooo:paragraph-rsid="001123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  <text:p text:style-name="P1"/>
      <text:p text:style-name="P1">HELLO WORLD</text:p>
      <text:p text:style-name="P2">HELLO WORLD</text:p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</meta:initial-creator>
    <meta:creation-date>2017-06-15T16:42:40.225362492</meta:creation-date>
    <dc:date>2017-06-15T16:43:12.904171221</dc:date>
    <dc:creator>fabien </dc:creator>
    <meta:editing-duration>PT32S</meta:editing-duration>
    <meta:editing-cycles>1</meta:editing-cycles>
    <meta:document-statistic meta:table-count="0" meta:image-count="0" meta:object-count="0" meta:page-count="2" meta:paragraph-count="4" meta:word-count="8" meta:character-count="44" meta:non-whitespace-character-count="40"/>
    <meta:generator>LibreOffice/4.3.3.2$Linux_X86_64 LibreOffice_project/430m0$Build-2</meta:generator>
  </office:meta>
</office:document-meta>
</file>